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top" draw:auto-grow-height="false" draw:shadow="visible"/>
    </style:style>
    <style:style style:name="gr2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12cm" svg:x="3cm" svg:y="7.5cm">
          <text:p text:style-name="P1">babar.cloud.nrc.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3.5cm" svg:height="2cm" svg:x="6.5cm" svg:y="9.5cm">
          <text:p text:style-name="P1">RabbitMQ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5cm" svg:height="1cm" svg:x="6.5cm" svg:y="12.5cm">
          <text:p text:style-name="P1">data collector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cm" svg:height="2.5cm" svg:x="7.5cm" svg:y="15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draw:type="curve" svg:x1="8.75cm" svg:y1="13.5cm" svg:x2="9cm" svg:y2="15cm" draw:start-shape="id1" draw:start-glue-point="2" draw:end-shape="id2" draw:end-glue-point="5" svg:d="m8750 13500c0 1125 250 375 250 1500">
          <text:p/>
        </draw:connector>
        <draw:custom-shape draw:style-name="gr6" draw:text-style-name="P1" xml:id="id3" draw:id="id3" draw:layer="layout" svg:width="2cm" svg:height="2cm" svg:x="8cm" svg:y="2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text-style-name="P1" draw:layer="layout" draw:type="curve" svg:x1="7.5cm" svg:y1="16.25cm" svg:x2="8cm" svg:y2="21.5cm" draw:start-shape="id2" draw:start-glue-point="6" draw:end-shape="id3" svg:d="m7500 16250c-751 0-1001 5250 500 5250">
          <text:p/>
        </draw:connector>
        <draw:custom-shape draw:style-name="gr1" draw:text-style-name="P1" draw:layer="layout" svg:width="10.5cm" svg:height="5cm" svg:x="1.5cm" svg:y="1.5cm">
          <text:p text:style-name="P1">condor.heprc.uvic.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5cm" svg:height="1cm" svg:x="2cm" svg:y="5cm">
          <text:p text:style-name="P1">data report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7cm" svg:y1="5.5cm" svg:x2="8.25cm" svg:y2="9.5cm" draw:start-shape="id4" draw:start-glue-point="1" draw:end-shape="id5" draw:end-glue-point="0" svg:d="m7000 5500c834 0 1250 1333 1250 4000">
          <text:p/>
        </draw:connector>
        <draw:connector draw:style-name="gr5" draw:text-style-name="P1" draw:layer="layout" draw:type="curve" svg:x1="6.5cm" svg:y1="10.5cm" svg:x2="6.5cm" svg:y2="13cm" draw:start-shape="id5" draw:start-glue-point="3" draw:end-shape="id1" draw:end-glue-point="3" svg:d="m6500 10500c-751 0-751 2500 0 2500">
          <text:p/>
        </draw:connector>
        <draw:custom-shape draw:style-name="gr4" draw:text-style-name="P1" xml:id="id6" draw:id="id6" draw:layer="layout" svg:width="4cm" svg:height="2cm" svg:x="13cm" svg:y="15.5cm">
          <text:p text:style-name="P1">Web portal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2cm" svg:height="2cm" svg:x="14cm" svg:y="2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text-style-name="P1" draw:layer="layout" draw:type="curve" svg:x1="10.5cm" svg:y1="16.25cm" svg:x2="13cm" svg:y2="16.5cm" draw:start-shape="id2" draw:start-glue-point="8" draw:end-shape="id6" draw:end-glue-point="3" svg:d="m10500 16250c1876 0 627 250 2500 250">
          <text:p/>
        </draw:connector>
        <draw:connector draw:style-name="gr5" draw:text-style-name="P1" draw:layer="layout" draw:type="curve" svg:x1="15cm" svg:y1="17.5cm" svg:x2="15cm" svg:y2="20.5cm" draw:start-shape="id6" draw:start-glue-point="2" draw:end-shape="id7" draw:end-glue-point="4" svg:d="m15000 17500v3000">
          <text:p/>
        </draw:connector>
        <draw:custom-shape draw:style-name="gr7" draw:text-style-name="P2" draw:layer="layout" svg:width="2cm" svg:height="1.5cm" svg:x="7.5cm" svg:y="7cm">
          <text:p text:style-name="P1"><text:span text:style-name="T1">job</text:span></text:p>
          <text:p text:style-name="P1"><text:span text:style-name="T1">classad</text:span></text:p>
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draw:layer="layout" svg:width="2cm" svg:height="1.5cm" svg:x="4cm" svg:y="10.5cm">
          <text:p text:style-name="P1"><text:span text:style-name="T1">job</text:span></text:p>
          <text:p text:style-name="P1"><text:span text:style-name="T1">classad</text:span></text:p>
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xml:id="id8" draw:id="id8" draw:layer="layout" svg:width="3cm" svg:height="3cm" svg:x="8.5cm" svg:y="3cm">
          <text:p text:style-name="P1">condor</text:p>
          <text:p text:style-name="P1">history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9" draw:text-style-name="P1" draw:layer="layout" draw:type="curve" svg:x1="8.5cm" svg:y1="4.5cm" svg:x2="4.5cm" svg:y2="5cm" draw:start-shape="id8" draw:start-glue-point="5" draw:end-shape="id4" draw:end-glue-point="0" svg:d="m8500 4500c-1125 0-937-1-1656-63s-2344-188-2344 5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31T15:45:24</meta:creation-date>
    <dc:date>2011-09-16T14:22:56</dc:date>
    <meta:editing-duration>PT43M51S</meta:editing-duration>
    <meta:editing-cycles>2</meta:editing-cycles>
    <meta:generator>LibreOffice/3.3$Linux LibreOffice_project/330m19$Build-301</meta:generator>
    <meta:document-statistic meta:object-count="19"/>
  </office:meta>
</office:document-meta>
</file>